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05bd65" officeooo:paragraph-rsid="0005bd65"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officeooo:rsid="0005bd65" officeooo:paragraph-rsid="0005bd65" style:font-weight-asian="normal" style:font-weight-complex="normal"/>
    </style:style>
    <style:style style:name="P5" style:family="paragraph" style:parent-style-name="Standard">
      <style:paragraph-properties fo:text-align="justify" style:justify-single-word="false"/>
      <style:text-properties fo:font-weight="normal" officeooo:rsid="0005bd65" officeooo:paragraph-rsid="0005bd65" fo:background-color="transparent" style:font-weight-asian="normal" style:font-weight-complex="normal"/>
    </style:style>
    <style:style style:name="P6" style:family="paragraph" style:parent-style-name="Standard">
      <style:paragraph-properties fo:text-align="justify" style:justify-single-word="false"/>
      <style:text-properties fo:font-weight="normal" officeooo:rsid="0005bd65" officeooo:paragraph-rsid="0005bd65" fo:background-color="#fff200" style:font-weight-asian="normal" style:font-weight-complex="normal"/>
    </style:style>
    <style:style style:name="P7" style:family="paragraph" style:parent-style-name="Standard">
      <style:paragraph-properties fo:text-align="justify" style:justify-single-word="false"/>
      <style:text-properties fo:font-weight="normal" officeooo:rsid="0005bd65" officeooo:paragraph-rsid="0005bd65" fo:background-color="#ff0000" style:font-weight-asian="normal" style:font-weight-complex="normal"/>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officeooo:rsid="0009d077" fo:background-color="#fff200" loext:char-shading-value="0"/>
    </style:style>
    <style:style style:name="T4" style:family="text">
      <style:text-properties fo:background-color="#ffffff"/>
    </style:style>
    <style:style style:name="T5" style:family="text">
      <style:text-properties fo:background-color="transparent" loext:char-shading-value="0"/>
    </style:style>
    <style:style style:name="T6" style:family="text">
      <style:text-properties fo:font-style="italic" style:font-style-asian="italic" style:font-style-complex="italic"/>
    </style:style>
    <style:style style:name="T7" style:family="text">
      <style:text-properties fo:background-color="#ff0000" loext:char-shading-value="0"/>
    </style:style>
    <style:style style:name="T8" style:family="text">
      <style:text-properties fo:background-color="#ff0000" loext:char-shading-value="0"/>
    </style:style>
    <style:style style:name="T9" style:family="text">
      <style:text-properties officeooo:rsid="0016af62"/>
    </style:style>
    <style:style style:name="T10" style:family="text">
      <style:text-properties officeooo:rsid="001b06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nuevo método para estimar la relación a partir de marcadores moleculares</text:p>
      <text:p text:style-name="P3"/>
      <text:p text:style-name="P2">Introducción</text:p>
      <text:p text:style-name="P4"/>
      <text:p text:style-name="P4"><text:span text:style-name="T2">El conocimiento de la estructura del pedigrí de una población, o las coascendencias entre los individuos que pertenecen a ella, es importante en muchas áreas de la biología y genética de la población.</text:span> Por ejemplo, es necesario estimar parámetros genéticos (heredabilidades y correlaciones genéticas) y valores genéticos (Lynch &amp; Walsh 1998); ayuda a evitar la pérdida de diversidad y el aumento de la endogamia en el manejo de poblaciones (Caballero &amp; Toro 2000, 2002); permite el estudio de los sistemas de apareamiento, el cuidado de los padres, la dispersión y otros parámetros en genética ecológica o conductual (Avise 1994; Frankham et al. 2002). <text:span text:style-name="T2">Sin embargo, la mayoría de las poblaciones naturales y muchas cautivas carecen de esta información genealógica, y se ha sugerido que debería ser posible inferir genealogías a partir de los datos moleculares.</text:span></text:p>
      <text:p text:style-name="P5"/>
      <text:p text:style-name="P6">Siguiendo a Butler et al. (2004), los enfoques desarrollados en ese campo se pueden clasificar en dos grupos generales: métodos que generan estructuras poblacionales completas y, por lo tanto, implican una reconstrucción explícita del pedigrí, y métodos por pares que no implican tal reconstrucción del pedigrí. El último grupo se puede subdividir en métodos que estiman la relación de pares de individuos en función de su similitud genotípica para marcadores (ver revisiones de Toro et al.2002 y Milligan 2003) y técnicas de verosimilitud que permiten clasificar pares de individuos en diferentes clases de relaciones basadas en sobre la información del marcador (Herbinger et al. 1997; Mousseau et al. 1998).</text:p>
      <text:p text:style-name="P6"/>
      <text:p text:style-name="P5">La naturaleza de cada estimador y las suposiciones realizadas al diseñarlos pueden dar lugar a diferentes problemas que se resumen a continuación. Evidentemente, no todos los métodos adolecen de todas las deficiencias. Para los métodos por pares, la primera preocupación es que pueden conducir a asignaciones incongruentes porque solo se tienen en cuenta dos individuos a la vez y, por lo tanto, la matriz de coascendencia resultante podría ser definida no positiva. Por ejemplo, los individuos A y B pueden clasificarse como hermanos completos, B y C también pueden clasificarse como hermanos completos, pero la relación estimada entre A y C puede ser distinta a los hermanos completos. En el lado opuesto, la exclusión de tres homocigotos para diferentes alelos que son hermanos completos no se puede hacer en una base de comparación por pares (Thomas y Hill 2000). </text:p>
      <text:p text:style-name="P5"/>
      <text:p text:style-name="P5">Otro problema relacionado con los métodos por pares es que dependen del conocimiento de las frecuencias alélicas de la población base asumida. La estimación de esas frecuencias de la población en estudio conduce a sesgos diferentes debido a la existencia de parientes en la muestra (Ritland 1996) y la probable pérdida de alelos de la población base (fundadora) que usamos como referencia (Toro et al.2002). ). Un último problema de los métodos por pares es que, si sabemos que solo existen ciertos tipos de relaciones (por ejemplo, hermanos completos, medios hermanos o no relacionados) tenemos que definir umbrales arbitrarios para decidir la categoría a la que se asigna un par en particular.</text:p>
      <text:p text:style-name="P5"/>
      <text:p text:style-name="P5"><text:span text:style-name="T1">Se han desarrollado varios métodos que involucran la reconstrucción explícita del pedigrí</text:span> y han sido revisados ​​recientemente por Butler et al. (2004). Algunos de ellos utilizan algoritmos MCMC para localizar una partición que maximiza la probabilidad conjunta total de la configuración familiar propuesta (Thomas y Hill 2000, 2002; Emery et al. 2001; Smith et al. 2001; Wang 2004) o que maximiza una puntuación de configuración. derivado de la razón de verosimilitud por pares (Smith et al. 2001). Almudevar y Field (1999) propusieron un método basado en el principio de exclusión que busca las familias de hermanos completos más grandes y factibles, utilizando probabilidades parciales para elegir entre familias del mismo tamaño. Otro algoritmo encontrado en la literatura se basa en el índice de concentración de Simpson (Butler et al. 2004), donde la información del marcador solo se usa <text:soft-page-break/>para asegurarse de que los grupos se ajusten a las reglas de herencia mendeliana. Aunque los últimos métodos evitan los problemas de los estimadores por pares, todavía dependen del conocimiento de las frecuencias alélicas verdaderas (para calcular las probabilidades) o son muy complejos y exigentes computacionalmente y, por lo tanto, generalmente se han restringido a la estimación de hermanos completos. diseños de familias o medios hermanos anidados (pero ver Emery et al. 2001 y Wang 2004). <text:span text:style-name="T1">Como una extensión del tema que tratamos en este estudio, Almudevar (2003) propuso un algoritmo que utiliza el </text:span><text:span text:style-name="T3">anilla</text:span><text:span text:style-name="T1">do simulado para reconstruir las genealogías cuando los individuos de más de una generación estaban disponibles (genotipados).</text:span></text:p>
      <text:p text:style-name="P5"/>
      <text:p text:style-name="P5">Una característica común de casi todos los métodos es que asumen que los datos moleculares están libres de errores. Butler y col. (2004) probaron la robustez de diferentes estimadores frente a errores / mutaciones en los datos y concluyeron que, en general, los sesgos eran muy grandes para todos los métodos cuando un 5% de los genotipos eran incorrectos. Recientemente, Wang (2004) ha propuesto un método que da cuenta de la posibilidad de errores al calcular la probabilidad de cada configuración familiar.</text:p>
      <text:p text:style-name="P5"/>
      <text:p text:style-name="P5">Toro y col. (2002) compararon ocho estimadores por pares de co-ascendencia en datos de 62 cerdos genotipados para 49 microsatélites con los valores genealógicos calculados a partir de la genealogía completa que se remonta a 20 generaciones. El principal hallazgo de su trabajo fue que el comportamiento de todos ellos fue similar, dando una subestimación de los valores genealógicos. Los resultados de la simulación indican que el sesgo se debe a la falta de información sobre las frecuencias de la población base (fundadora). Sin embargo, las correlaciones entre los co-ancestros verdaderos y estimados eran generalmente moderados o altos, y similares a las correlaciones entre los co-ancestros genealógicos y medidas simples de semejanza molecular como co-ancestros moleculares. La coascendencia molecular se define como la probabilidad de que dos alelos tomados al azar en el mismo locus, uno de cada individuo, sean iguales (promedio entre loci). Este parámetro es similar al coeficiente de co-ascendencia genealógica (Malécot 1948) pero mide la identidad por estado en lugar de la identidad por descendencia.</text:p>
      <text:p text:style-name="P5"/>
      <text:p text:style-name="P5"><text:span text:style-name="T1">El objetivo del presente estudio es proponer un método simple y general para reconstruir genealogías (o estimar co-ancestros) a partir de datos de marcadores moleculares, basado en la búsqueda de la genealogía que genera la matriz de co-ancestros del pedigrí con mayor correlación con el matriz de coascendencia molecular.</text:span> Por su naturaleza, el presente algoritmo está libre de los problemas y limitaciones señalados anteriormente para otros métodos. Se han realizado simulaciones por computadora para probar la precisión y robustez frente a errores en los datos del método en diferentes escenarios. También se ha aplicado a un conjunto de datos reales.</text:p>
      <text:p text:style-name="P4"/>
      <text:p text:style-name="P2">Materiales y métodos</text:p>
      <text:p text:style-name="P2"/>
      <text:p text:style-name="P2">- Conjunto de datos simulados</text:p>
      <text:p text:style-name="P2"/>
      <text:p text:style-name="P4">Se utilizaron dos tipos de conjuntos de datos simulados:</text:p>
      <text:p text:style-name="P4"/>
      <text:p text:style-name="P4"><text:span text:style-name="T6">Diseño jerárquico</text:span>. Se generaron varios machos (M) y hembras (2 M), extrayendo alelos aleatoriamente de una distribución uniforme de forma independiente para cada locus marcador. Por lo tanto, todas las frecuencias alélicas eran iguales, las frecuencias genotípicas estaban en equilibrio de Hardy-Weinberg y existía equilibrio de ligamiento entre loci. Posteriormente, cada macho se apareó con dos hembras en un diseño jerárquico y se generaron cinco descendientes de cada pareja siguiendo las reglas mendelianas y asumiendo que no había ningún vínculo. Los valores de M fueron 5, 10, 20, 30 y 40 y, <text:soft-page-break/>por lo tanto, el número de individuos para estimar su relación a partir de (N) fue 50, 100, 200, 300 y 400, respectivamente. <text:span text:style-name="T8">El número de alelos para todos los marcadores fue cinco. Se consideraron diferentes niveles de información molecular mediante la simulación de 5, 10 o 20 loci marcadores.</text:span> Este diseño es similar al descrito en Thomas &amp; Hill (2002).</text:p>
      <text:p text:style-name="P4"/>
      <text:p text:style-name="P4">Diseño desequilibrado. Se generó el mismo número de hombres y mujeres (M) como se explicó en el modelo anterior. Luego, se generaron N = 100 descendientes a partir de padres elegidos al azar. De esta manera, no solo podrían aparecer familias de medios hermanos del padre, sino también familias de medios hermanos de la madre. Este procedimiento en particular también hizo que el tamaño de la familia no fuera igual (ni dentro de las réplicas ni entre las réplicas dentro del mismo conjunto de parámetros). Los valores de M fueron 5, 20 y 50 para simular diferentes grados de relación en la población. <text:span text:style-name="T8">El número de marcadores simulados fue 5, 10 y 20 y el número de alelos igualmente frecuentes fue 2 (solo en el caso de 20 marcadores), 5 o 10 por locus. Para escenarios con cinco marcadores con cinco alelos y 20 marcadores con dos alelos, se generaron algunos conjuntos de datos utilizando genealogías 'más profundas': se simularon dos o cuatro generaciones de tamaño 2 M (la mitad de cada sexo) de apareamiento aleatorio antes de la generación de los 100 descendientes genotipados</text:span>.</text:p>
      <text:p text:style-name="P4"/>
      <text:p text:style-name="P2">- Errores de genotipado</text:p>
      <text:p text:style-name="P4"/>
      <text:p text:style-name="P4">Para el diseño desequilibrado, se ejecutaron algunas simulaciones que incluían errores en el genotipo de los individuos. Para hacerlo, el 1% o el 5% de los alelos de la población se cambiaron aleatoriamente a otro posible alelo del mismo locus. Este caso corresponde a la situación en la que se han producido mutaciones o errores humanos inespecíficos (errores de clase II en Wang 2004).</text:p>
      <text:p text:style-name="P4"/>
      <text:p text:style-name="P2">- Conjunto de datos reales</text:p>
      <text:p text:style-name="P4"/>
      <text:p text:style-name="P4"><text:span text:style-name="T8">El nuevo método también se probó con datos reales de 62 cerdos genotipados para 49 microsatélites</text:span> (ver Toro et al. 2002 para características detalladas de la población). La genealogía de esa población estuvo disponible hasta hace 20 generaciones y, por lo tanto, las coascendencias estimadas se pudieron comparar con los valores genealógicos. Se consideraron tres casos: (i) utilizando toda la información molecular disponible; (ii) utilizar un marcador por cromosoma (datos sobre un total de 18 microsatélites); (iii) utilizando información de 10 marcadores elegidos al azar.</text:p>
      <text:p text:style-name="P4"/>
      <text:p text:style-name="P2">- Algoritmo</text:p>
      <text:p text:style-name="P4"/>
      <text:p text:style-name="P6">El razonamiento detrás del método propuesto (FT a partir de entonces) fue buscar una genealogía factible tal que la matriz de co-ascendencia calculada a partir de ese pedigrí tuviera la correlación más alta con la co-ascendencia molecular calculada a partir del genotipo de los individuos objetivo para un conjunto de marcadores.</text:p>
      <text:p text:style-name="P6"/>
      <text:p text:style-name="P5">La coascendencia molecular se calculó como la probabilidad de que dos alelos, uno de cada individuo, tomados al azar en el mismo locus fueran iguales (y promediados entre los loci). Para cada genealogía generada, la coascendencia basada en el pedigrí se calculó siguiendo las reglas clásicas (Falconer y Mackay 1996). La correlación de Pearson entre matrices se calculó para la coascendencia genealógica y molecular de cada par de individuos genotipados. Las autocoascencias no se incluyeron en el cálculo de la correlación entre matrices porque dependen del nivel de consanguinidad de un individuo. Por lo tanto, para las genealogías de una generación (donde no todos los individuos son consanguíneos y todas las autoascendencias del pedigrí son iguales) se debe encontrar más precisión cuando no se tienen en <text:soft-page-break/>cuenta los valores de la diagonal. Para las genealogías que comprenden más generaciones, los valores fueron bastante similares, ya sea que incluyéramos autocoascencias o no. En el cálculo solo se utilizaron elementos por encima de la diagonal, ya que ambas matrices (molecular y genealógica) son simétricas y, por tanto, la correlación fue igual que si utilizáramos relaciones recíprocas (y a cambio se incrementó la velocidad de retorno).</text:p>
      <text:p text:style-name="P5"/>
      <text:p text:style-name="P7">Usamos un algoritmo de <text:span text:style-name="T9">an</text:span>i<text:span text:style-name="T9">lla</text:span>do simulado (Kirpatrick et al. 1983) para buscar en los conjuntos de estructuras familiares factibles. El método partió de una solución aleatoria, obtenida al asignar un padre "virtual" y una madre "virtual" (tomada de un número predefinido de hombres y mujeres disponibles) a cada individuo de la población. Cuando no había información previa, el número de padres potenciales se estableció en su valor máximo, es decir, el doble del número de individuos de la población objetivo (la mitad de cada sexo). Si se debía considerar una estructura más compleja que las familias de hermanos completos y medios hermanos, se asignaron abuelos, bisabuelos, etc. al azar para el número de generaciones permitido. En esta última situación, se supuso que estaba disponible el mismo número de hombres y mujeres en todas las generaciones. El número máximo de generaciones consideradas en el presente estudio fue de cuatro. Tenga en cuenta que a ninguno de los antepasados ​​de la población objetivo se le asignó un genotipo y simplemente se utilizan como enlaces entre los miembros de la población.</text:p>
      <text:p text:style-name="P5"/>
      <text:p text:style-name="P5">Se probó que la solución inicial era compatible con la herencia mendeliana de la última generación y, por lo tanto, cada familia de hermanos completos en la población objetivo se ajustaba a las siguientes reglas: (i) no podían existir más de cuatro alelos y genotipos diferentes en una familia; (ii) un alelo particular podría estar en heterocigosidad con otros dos alelos como máximo; (iii) si hubiera cuatro alelos, no se podrían encontrar homocigotos; (iv) si hubiera tres alelos, solo podría existir un tipo de homocigoto. No se realizaron pruebas para verificar la congruencia de otro tipo de parientes (por ejemplo, familias de medio hermanos) porque el número de configuraciones posibles es enorme y la probabilidad de detectar una incompatibilidad es muy baja.</text:p>
      <text:p text:style-name="P5"/>
      <text:p text:style-name="P5">A partir de este punto de partida, se generaron soluciones alternativas sustituyendo uno de los antepasados ​​de un individuo aleatorio en una generación particular por otro antepasado también elegido al azar. Antes de una consideración adicional, si el antepasado cambiado era el padre o la madre del individuo (es decir, pertenecía a la última generación, excepto a una), se probaron nuevas soluciones para que fueran congruentes con la herencia mendeliana, como hicimos con la solución inicial. Si el cambio conducía a la formación de una familia de hermanos completos incompatible, se extraía otro padre al azar hasta que se ajustaba la compatibilidad. Luego se calcularon los "valores" de la solución actual y alternativa (es decir, la correlación entre la matriz de co-ascendencia molecular y la co-ascendencia genealógica calculada, respectivamente, a partir de los dos pedigrí considerados). Debido a su naturaleza, el <text:span text:style-name="T10">an</text:span>i<text:span text:style-name="T10">lla</text:span>do simulado es un algoritmo de minimización, pero queríamos maximizar la correlación. Por lo tanto, tuvimos que cambiar el signo de ambos valores para encontrar el óptimo adecuado. <text:span text:style-name="T7">La aceptación de la solución alternativa ocurrió con una probabilidad Ω = exp (−∆ / T) donde ∆ era la diferencia entre los valores de las soluciones alternativa y real y T era un factor de "enfriamiento" o temperatura</text:span>. Obviamente, si ∆ &lt;0, Ω&gt; 1 y la solución alternativa siempre fue aceptada porque era mejor. Se generaron y probaron cinco mil soluciones alternativas y, luego, el valor de T se redujo en un factor Z. Se generaron otras 5000 soluciones, se redujo el parámetro T y así sucesivamente. Se permitieron hasta 150 pasos (es decir, diferentes valores para T). Al comienzo del proceso, se aceptaron muchas soluciones alternativas, pero a medida que T disminuyó, se hizo más difícil aceptar nuevas soluciones, a menos que fueran mejores que la actual. Se asumió que la solución óptima se encontraba cuando no se aceptaba una solución alternativa para 5000 modificaciones <text:soft-page-break/>generadas a una `` temperatura '' dada, ya que era muy poco probable que la solución se mejorara a la temperatura actual o inferior, o cuando el número máximo de pasos fueron realizado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8T09:41:53.646798629</meta:creation-date>
    <dc:date>2021-10-18T12:24:13.450012024</dc:date>
    <meta:editing-duration>PT1H18M6S</meta:editing-duration>
    <meta:editing-cycles>17</meta:editing-cycles>
    <meta:generator>LibreOffice/6.0.7.3$Linux_X86_64 LibreOffice_project/00m0$Build-3</meta:generator>
    <meta:document-statistic meta:table-count="0" meta:image-count="0" meta:object-count="0" meta:page-count="5" meta:paragraph-count="25" meta:word-count="2515" meta:character-count="15931" meta:non-whitespace-character-count="13434"/>
  </office:meta>
</office:document-meta>
</file>